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paragraph-properties fo:break-before="page"/>
      <style:text-properties fo:font-weight="bold" style:font-weight-asian="bold" style:font-weight-complex="bold"/>
    </style:style>
    <style:style style:name="P7" style:family="paragraph" style:parent-style-name="Standard" style:list-style-name="L1">
      <style:text-properties fo:font-weight="normal" style:font-weight-asian="normal" style:font-weight-complex="normal"/>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list-style-name="L3">
      <style:text-properties fo:font-weight="bold" style:font-weight-asian="bold" style:font-weight-complex="bold"/>
    </style:style>
    <style:style style:name="P10" style:family="paragraph" style:parent-style-name="Standard" style:list-style-name="L4">
      <style:text-properties fo:font-weight="bold" style:font-weight-asian="bold" style:font-weight-complex="bold"/>
    </style:style>
    <style:style style:name="P11" style:family="paragraph" style:parent-style-name="Standard" style:list-style-name="L3">
      <style:text-properties fo:font-style="normal" fo:font-weight="normal" style:font-style-asian="normal" style:font-weight-asian="normal" style:font-style-complex="normal" style:font-weight-complex="normal"/>
    </style:style>
    <style:style style:name="P12" style:family="paragraph" style:parent-style-name="Standard" style:list-style-name="L4">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70c4"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19bee8"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62695" style:font-style-asian="normal" style:font-weight-asian="normal" style:font-style-complex="normal" style:font-weight-complex="normal"/>
    </style:style>
    <style:style style:name="T7" style:family="text">
      <style:text-properties fo:font-style="normal" fo:font-weight="normal" officeooo:rsid="0019811e" style:font-style-asian="normal" style:font-weight-asian="normal" style:font-style-complex="normal" style:font-weight-complex="normal"/>
    </style:style>
    <style:style style:name="T8" style:family="text">
      <style:text-properties fo:font-style="normal" fo:font-weight="normal" officeooo:rsid="0019bee8" style:font-style-asian="normal" style:font-weight-asian="normal" style:font-style-complex="normal" style:font-weight-complex="normal"/>
    </style:style>
    <style:style style:name="T9" style:family="text">
      <style:text-properties officeooo:rsid="00162695"/>
    </style:style>
    <style:style style:name="T10" style:family="text">
      <style:text-properties fo:font-weight="bold" style:font-weight-asian="bold" style:font-weight-complex="bold"/>
    </style:style>
    <style:style style:name="T11" style:family="text">
      <style:text-properties fo:font-weight="bold" officeooo:rsid="00162695" style:font-weight-asian="bold" style:font-weight-complex="bold"/>
    </style:style>
    <style:style style:name="T12" style:family="text">
      <style:text-properties officeooo:rsid="001670c4"/>
    </style:style>
    <style:style style:name="T13" style:family="text">
      <style:text-properties officeooo:rsid="001885ce"/>
    </style:style>
    <style:style style:name="T14" style:family="text">
      <style:text-properties officeooo:rsid="0019bee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lvant Industries GPIBUSB <text:span text:style-name="T12">rev4</text:span></text:p>
      <text:p text:style-name="Standard"/>
      <text:p text:style-name="Standard"/>
      <text:p text:style-name="Standard">Thanks for purchasing our USB-to-GPIB adapter! This hardware is released as open source hardware. This means you can find all the source files online at github.com/Galvant where you are free to download them to share, use, change, or anything else you like!</text:p>
      <text:p text:style-name="Standard"/>
      <text:p text:style-name="Standard">By purchasing this adapter, you are supporting open source hardware and the development of future OSHW products. And with that, we thank you.</text:p>
      <text:p text:style-name="Standard"/>
      <text:p text:style-name="Standard"><text:s/>The specific licence that all the source is released under is the Creative Commons 3.0 Attribution ShareAlike licence. More details can be found accompanying the source files on Github.</text:p>
      <text:p text:style-name="Standard"/>
      <text:p text:style-name="Standard"/>
      <text:p text:style-name="P1">Warning!</text:p>
      <text:list xml:id="list4524698160947033897" text:style-name="L1">
        <text:list-item>
          <text:p text:style-name="P7">This device contains lead-<text:span text:style-name="T9">free</text:span> (Pb-<text:span text:style-name="T14">free</text:span>) in all solder joints <text:span text:style-name="T9">but was </text:span><text:span text:style-name="T11">not</text:span><text:span text:style-name="T9"> assembled in a lead-free environment</text:span>. Be sure to wash your hands after handling so you do not ingest any residue on your hands.</text:p>
        </text:list-item>
        <text:list-item>
          <text:p text:style-name="P7">This adapter has only been tested at room temperatures, at standard humidity levels. As such, there is no guaranteed operation outside of these conditions.</text:p>
        </text:list-item>
        <text:list-item>
          <text:p text:style-name="P7">This product contains ESD sensitive devices. Refrain from touching any of the surface mount components soldered to the board, unless you are taking proper ESD safety precautions.</text:p>
        </text:list-item>
      </text:list>
      <text:p text:style-name="P1"/>
      <text:p text:style-name="P1"/>
      <text:p text:style-name="P1">Additional Resources</text:p>
      <text:p text:style-name="P3"/>
      <text:p text:style-name="P3">You can find lots of instrument communication <text:span text:style-name="T9">Python </text:span>code at github.com/Galvant/InstrumentKit where <text:span text:style-name="T9">a consistent API is provided across several specific and generic instruments. This library is not specific to this GPIBUSB adapter and works with a variety of connections including serial, tcpip, through VISA, unix filelikes (eg /dev/usbtmc0), and of course, this adapter.</text:span></text:p>
      <text:p text:style-name="P3"/>
      <text:p text:style-name="P3">Some <text:span text:style-name="T13">additional</text:span> documentation, including the full set of internal adapter commands, can be found at github.com/Galvant/gpibusb-documentation.</text:p>
      <text:p text:style-name="P3"/>
      <text:p text:style-name="P3"/>
      <text:p text:style-name="P1"><text:line-break/>Contact Information</text:p>
      <text:p text:style-name="P3"/>
      <text:p text:style-name="P3">If you have any questions, comments, or concerns please send an email to contact@galvant.ca </text:p>
      <text:p text:style-name="P3"/>
      <text:p text:style-name="P3">Visit our website at galvant.ca, follow us on twitter @Galvant_Ind, and watch Steven's YouTube channel for development of new products! youtube.com/user/stevencasagrande</text:p>
      <text:p text:style-name="P3"/>
      <text:p text:style-name="P3">If you find any bugs, develop any firmware changes, or have any suggestions, be sure to send us an email! We'll see about including your suggestions in the github repositories for everyone else to use!</text:p>
      <text:p text:style-name="P6">Quickstart – Windows</text:p>
      <text:list xml:id="list342419155196098917" text:style-name="L2">
        <text:list-item>
          <text:p text:style-name="P8">Plug adapter into free USB port. Windows 7 <text:span text:style-name="T13">should</text:span> automatically download the required drivers. If your version of Windows does not automatically download the drivers, visit ftdichip.com/FTDrivers.htm and download and install the “Virtual COM Port” driver.</text:p>
        </text:list-item>
        <text:list-item>
          <text:p text:style-name="P8">Find which COM port your adapter is. You can find this information in the Windows device manager (right click Computer -&gt; Properties -&gt; Device Manager). Look for the entry with FTDI in the name.</text:p>
        </text:list-item>
        <text:list-item>
          <text:p text:style-name="P8">Download a serial terminal client such as Termite (compuphase.com/software_termite.htm)</text:p>
        </text:list-item>
        <text:list-item>
          <text:p text:style-name="P8">Follow communication steps below.</text:p>
        </text:list-item>
      </text:list>
      <text:p text:style-name="P3"/>
      <text:p text:style-name="P1">Quickstart – Linux</text:p>
      <text:list xml:id="list2055580521147513959" text:style-name="L3">
        <text:list-item>
          <text:p text:style-name="P9"><text:span text:style-name="T1">Make sure you are running a version </text:span><text:span text:style-name="T2">3.0.0-19</text:span><text:span text:style-name="T1"> or greater Linux kernel. To check this type </text:span><text:span text:style-name="T3">uname -a</text:span><text:span text:style-name="T5"> into the terminal. Most modern Linux distributions will already be using </text:span><text:span text:style-name="T7">this</text:span><text:span text:style-name="T5">. It is highly recommended that you upgrade to the latest </text:span><text:span text:style-name="T7">distribution version (and thus </text:span><text:span text:style-name="T5">kernel</text:span><text:span text:style-name="T7">)</text:span><text:span text:style-name="T5"> to ensure operation.</text:span></text:p>
        </text:list-item>
        <text:list-item>
          <text:p text:style-name="P9"><text:span text:style-name="T5">Add your user to the </text:span><text:span text:style-name="T3">dialout</text:span><text:span text:style-name="T5"> usergroup. Type </text:span><text:span text:style-name="T3">usermod -a -G dialout name</text:span><text:span text:style-name="T5"> where you replace name with your username. Restart computer to make sure this takes effect. This ensures that your account can read and write to serial ports.</text:span></text:p>
        </text:list-item>
        <text:list-item>
          <text:p text:style-name="P9"><text:span text:style-name="T5">Plug adapter into a free USB port, and find what the port name is. Most of the time it will be /dev/ttyUSB0. To find this, type </text:span><text:span text:style-name="T3">ls /dev | grep ttyUSB </text:span><text:span text:style-name="T5">into the terminal.</text:span></text:p>
        </text:list-item>
        <text:list-item>
          <text:p text:style-name="P11">Use a serial terminal program to connect to the adapter. <text:span text:style-name="T14">One example is CuteCom</text:span>.</text:p>
        </text:list-item>
        <text:list-item>
          <text:p text:style-name="P11">Follow communication steps below.</text:p>
        </text:list-item>
      </text:list>
      <text:p text:style-name="P4"/>
      <text:p text:style-name="P5">Communication</text:p>
      <text:list xml:id="list8647348390586425536" text:style-name="L4">
        <text:list-item>
          <text:p text:style-name="P12">Set your program to <text:span text:style-name="T10">460800</text:span> baud, termination to CR <text:span text:style-name="T14">or LF, standard 8N1 serial settings, and no flow control</text:span>. If you are not able to set the termination character, be sure to add a CR (carriage return, \r) <text:span text:style-name="T14">or LF (linefeed, \n) </text:span>to all communications. <text:span text:style-name="T9">This baud rate is not an option in the Terminite dropdown list and you must manually type it in the field.</text:span></text:p>
        </text:list-item>
        <text:list-item>
          <text:p text:style-name="P12">Connect GPIBUSB to instrument(s). <text:span text:style-name="T9">Ensure that the red LED is off</text:span>. This ensures that the adapter has correctly taken control of the attached instrument(s).</text:p>
        </text:list-item>
        <text:list-item>
          <text:p text:style-name="P10"><text:span text:style-name="T5">Use the command +test (with a CR at the end) to check that everything is working. If the adapter responds with </text:span><text:span text:style-name="T3">testing\n\r</text:span><text:span text:style-name="T5"> then everything has been setup.</text:span></text:p>
        </text:list-item>
        <text:list-item>
          <text:p text:style-name="P10"><text:span text:style-name="T5">Set your target instrument by sending </text:span><text:span text:style-name="T3">+a</text:span><text:span text:style-name="T4">ddr </text:span><text:span text:style-name="T3">1</text:span><text:span text:style-name="T5"> where 1 is replaced with the GPIB address of your target instrument. If automating communication in a script, it is recommended that you include a slight delay (0.02sec) between successive commands.</text:span></text:p>
        </text:list-item>
        <text:list-item>
          <text:p text:style-name="P10"><text:span text:style-name="T5">Send your command of interest. A good test on most instruments is </text:span><text:span text:style-name="T3">*idn?</text:span><text:span text:style-name="T5"> . If your </text:span><text:span text:style-name="T6">query</text:span><text:span text:style-name="T5"> ends in a question mark, the adapter will automatically get the instrument response and write it to the computer. </text:span><text:span text:style-name="T8">Consult your instrument manual to see if it supports this command.</text:span></text:p>
        </text:list-item>
        <text:list-item>
          <text:p text:style-name="P10"><text:span text:style-name="T5">For older instruments, your query might not end with a question mark. In this case send the command </text:span><text:span text:style-name="T3">+</text:span><text:span text:style-name="T4">+</text:span><text:span text:style-name="T3">read</text:span><text:span text:style-name="T5"> to force the adapter to read the instrument response </text:span><text:span text:style-name="T6">by putting the instrument into talk mode</text:span><text:span text:style-name="T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Casagrande</meta:initial-creator>
    <meta:creation-date>2012-03-31T14:13:02</meta:creation-date>
    <dc:date>2014-07-22T17:08:44.512476954</dc:date>
    <meta:editing-duration>PT3H48M17S</meta:editing-duration>
    <meta:editing-cycles>23</meta:editing-cycles>
    <meta:generator>LibreOffice/4.1.3.2$Linux_X86_64 LibreOffice_project/410m0$Build-2</meta:generator>
    <dc:creator>Steven </dc:creator>
    <meta:document-statistic meta:table-count="0" meta:image-count="0" meta:object-count="0" meta:page-count="2" meta:paragraph-count="33" meta:word-count="812" meta:character-count="5004" meta:non-whitespace-character-count="4238"/>
  </office:meta>
</office:document-meta>
</file>